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95cm" fo:min-width="5.5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95cm" fo:min-width="5.5cm" draw:shadow="hidden"/>
    </style:style>
    <style:style style:name="gr3" style:family="graphic" style:parent-style-name="standard">
      <style:graphic-properties draw:fill-color="#ff8282" draw:textarea-horizontal-align="justify" draw:textarea-vertical-align="middle" draw:auto-grow-height="false" fo:min-height="1.95cm" fo:min-width="2.6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fill-color="#cccc99" draw:textarea-vertical-align="middle"/>
    </style:style>
    <style:style style:name="gr6" style:family="graphic" style:parent-style-name="standard">
      <style:graphic-properties draw:fill-color="#99ffff" draw:textarea-horizontal-align="justify" draw:textarea-vertical-align="middle" draw:auto-grow-height="false" fo:min-height="0.977cm" fo:min-width="4.6cm"/>
    </style:style>
    <style:style style:name="gr7" style:family="graphic" style:parent-style-name="standard">
      <style:graphic-properties draw:fill-color="#99ffff" draw:textarea-horizontal-align="justify" draw:textarea-vertical-align="middle" draw:auto-grow-height="false" fo:min-height="1.182cm" fo:min-width="4.6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fill-color="#cccc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5cm" fo:min-width="1.9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5cm" fo:min-width="1.8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2.55cm" fo:min-width="7.8cm"/>
    </style:style>
    <style:style style:name="gr13" style:family="graphic" style:parent-style-name="standard">
      <style:graphic-properties draw:fill-color="#ccff66" draw:textarea-horizontal-align="justify" draw:textarea-vertical-align="middle" draw:auto-grow-height="false" fo:min-height="0.71cm" fo:min-width="10.776cm"/>
    </style:style>
    <style:style style:name="gr14" style:family="graphic" style:parent-style-name="standard">
      <style:graphic-properties draw:fill-color="#ccff66" draw:textarea-horizontal-align="justify" draw:textarea-vertical-align="middle" draw:auto-grow-height="false" fo:min-height="0.708cm" fo:min-width="10.776cm"/>
    </style:style>
    <style:style style:name="gr15" style:family="graphic" style:parent-style-name="standard">
      <style:graphic-properties draw:fill-color="#ccff66" draw:textarea-horizontal-align="justify" draw:textarea-vertical-align="middle" draw:auto-grow-height="false" fo:min-height="1.669cm" fo:min-width="3.259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669cm" fo:min-width="3.33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1.669cm" fo:min-width="3.362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901cm" fo:min-width="10.776cm"/>
    </style:style>
    <style:style style:name="gr19" style:family="graphic" style:parent-style-name="standard">
      <style:graphic-properties svg:stroke-width="0.1cm" draw:marker-start-width="0.35cm" draw:marker-end-width="0.35cm" draw:fill="none" draw:fill-color="#ccffcc" draw:textarea-horizontal-align="justify" draw:textarea-vertical-align="middle" draw:auto-grow-height="false" fo:min-height="4.637cm" fo:min-width="10.69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-color="#ffff66"/>
      <style:paragraph-properties fo:text-align="center"/>
      <style:text-properties fo:color="#000000"/>
    </style:style>
    <style:style style:name="P5" style:family="paragraph">
      <loext:graphic-properties draw:fill-color="#ff8282"/>
      <style:paragraph-properties fo:text-align="center"/>
      <style:text-properties fo:font-size="17pt" style:font-size-asian="17pt" style:font-size-complex="17pt"/>
    </style:style>
    <style:style style:name="P6" style:family="paragraph">
      <loext:graphic-properties draw:fill="none" draw:fill-color="#cccc99"/>
      <style:paragraph-properties fo:text-align="center"/>
    </style:style>
    <style:style style:name="P7" style:family="paragraph">
      <loext:graphic-properties draw:fill="none" draw:fill-color="#cccc99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99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99ffff"/>
      <style:paragraph-properties fo:text-align="center"/>
      <style:text-properties fo:font-size="17pt" style:font-size-asian="17pt" style:font-size-complex="17pt"/>
    </style:style>
    <style:style style:name="P10" style:family="paragraph">
      <style:paragraph-properties fo:margin-left="0cm" fo:margin-right="0cm" fo:margin-top="0.2cm" fo:margin-bottom="0.2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ccff66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cc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ccffcc"/>
      <style:paragraph-properties fo:text-align="center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cm" svg:height="1.2cm" svg:x="5cm" svg:y="10.2cm">
          <draw:glue-point draw:id="4" svg:x="5cm" svg:y="-2.5cm"/>
          <draw:glue-point draw:id="5" svg:x="5cm" svg:y="2.5cm"/>
          <text:p text:style-name="P1">NL Gener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2cm" svg:x="5cm" svg:y="12.1cm">
          <text:p text:style-name="P1">Text To Speech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cm" svg:height="1.2cm" svg:x="5cm" svg:y="8.5cm">
          <text:p text:style-name="P3">Application Actions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1cm" svg:height="2.2cm" svg:x="6.3cm" svg:y="5.2cm">
          <draw:glue-point draw:id="4" svg:x="5cm" svg:y="-1.8cm"/>
          <draw:glue-point draw:id="5" svg:x="5cm" svg:y="1.4cm"/>
          <text:p text:style-name="P1"><text:span text:style-name="T1">Action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line-skew="0.599cm" svg:x1="9.4cm" svg:y1="6.608cm" svg:x2="11cm" svg:y2="9.1cm" draw:start-shape="id1" draw:start-glue-point="5" draw:end-shape="id2" svg:d="M9400 6608h2700v2492h-1100" svg:viewBox="0 0 2701 2493">
          <text:p/>
        </draw:connector>
        <draw:connector draw:style-name="gr4" draw:text-style-name="P6" draw:layer="layout" draw:line-skew="0.599cm" svg:x1="9.4cm" svg:y1="6.608cm" svg:x2="11cm" svg:y2="10.5cm" draw:start-shape="id1" draw:start-glue-point="5" draw:end-shape="id3" draw:end-glue-point="4" svg:d="M9400 6608h2700v3892h-1100" svg:viewBox="0 0 2701 3893">
          <text:p/>
        </draw:connector>
        <draw:connector draw:style-name="gr5" draw:text-style-name="P6" draw:layer="layout" svg:x1="8cm" svg:y1="11.4cm" svg:x2="8cm" svg:y2="12.1cm" draw:start-shape="id3" draw:start-glue-point="2" draw:end-shape="id4" draw:end-glue-point="0" svg:d="M8000 11400v700" svg:viewBox="0 0 1 701">
          <text:p/>
        </draw:connector>
        <draw:connector draw:style-name="gr4" draw:text-style-name="P7" draw:layer="layout" svg:x1="13.3cm" svg:y1="5.9cm" svg:x2="9.4cm" svg:y2="5.904cm" draw:start-shape="id5" draw:start-glue-point="3" draw:end-shape="id1" draw:end-glue-point="4" svg:d="M13300 5900h-1950v4h-1950" svg:viewBox="0 0 3901 5">
          <text:p/>
        </draw:connector>
        <draw:custom-shape draw:style-name="gr6" draw:text-style-name="P8" xml:id="id9" draw:id="id9" draw:layer="layout" svg:width="5.1cm" svg:height="1.227cm" svg:x="20.2cm" svg:y="8.7cm">
          <text:p text:style-name="P1"><text:span text:style-name="T2">Speech Recogni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8" draw:id="id8" draw:layer="layout" svg:width="5.1cm" svg:height="1.227cm" svg:x="20.2cm" svg:y="10.257cm">
          <text:p text:style-name="P1"><text:span text:style-name="T1">Application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5.1cm" svg:height="1.432cm" svg:x="20.2cm" svg:y="11.768cm">
          <text:p text:style-name="P1"><text:span text:style-name="T1">Perceptions</text:span></text:p>
          <text:p text:style-name="P1"><text:span text:style-name="T1">(Sensor Data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2cm" svg:y1="12.484cm" svg:x2="18.301cm" svg:y2="14.5cm" draw:start-shape="id6" draw:start-glue-point="3" draw:end-shape="id7" draw:end-glue-point="6" svg:d="M20200 12484h-1899v2016" svg:viewBox="0 0 1900 2017">
          <text:p/>
        </draw:connector>
        <draw:connector draw:style-name="gr4" draw:text-style-name="P6" draw:layer="layout" svg:x1="20.2cm" svg:y1="10.87cm" svg:x2="17.566cm" svg:y2="14.5cm" draw:start-shape="id8" draw:start-glue-point="3" draw:end-shape="id7" draw:end-glue-point="8" svg:d="M20200 10870h-2634v3630" svg:viewBox="0 0 2635 3631">
          <text:p/>
        </draw:connector>
        <draw:connector draw:style-name="gr8" draw:text-style-name="P6" draw:layer="layout" svg:x1="20.2cm" svg:y1="9.313cm" svg:x2="16.74cm" svg:y2="14.5cm" draw:start-shape="id9" draw:start-glue-point="3" draw:end-shape="id7" draw:end-glue-point="9" svg:d="M20200 9313h-3460v5187" svg:viewBox="0 0 3461 5188">
          <text:p text:style-name="P1"/>
          <text:p text:style-name="P10"><text:span text:style-name="T3">Speech Acts</text:span></text:p>
          <text:p text:style-name="P1"><text:span text:style-name="T4">(underspecified)</text:span></text:p>
          <text:p text:style-name="P1"><text:span text:style-name="T5"/></text:p>
          <text:p text:style-name="P1"><text:span text:style-name="T5"/></text:p>
          <text:p text:style-name="P1"><text:span text:style-name="T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9" draw:text-style-name="P6" draw:layer="layout" draw:line-skew="4.118cm" svg:x1="15.914cm" svg:y1="14.5cm" svg:x2="16.001cm" svg:y2="7.199cm" draw:start-shape="id7" draw:start-glue-point="14" draw:end-shape="id5" draw:end-glue-point="5" svg:d="M15914 14500v500h87v-7801" svg:viewBox="0 0 88 7802">
          <text:p text:style-name="P1"><text:span text:style-name="T2"><text:s text:c="5"/></text:span><text:span text:style-name="T2">Updat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7" draw:layer="layout" draw:line-skew="-4.182cm" svg:x1="15.001cm" svg:y1="7.3cm" svg:x2="15.047cm" svg:y2="14.5cm" draw:start-shape="id5" draw:start-glue-point="4" draw:end-shape="id7" draw:end-glue-point="0" svg:d="M15001 7300v-600h46v7800" svg:viewBox="0 0 47 7801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7"/></text:p>
          <text:p text:style-name="P1"><text:span text:style-name="T7"/></text:p>
        </draw:connector>
        <draw:custom-shape draw:style-name="gr10" draw:text-style-name="P11" draw:layer="layout" svg:width="2.4cm" svg:height="1.6cm" svg:x="10cm" svg:y="4cm">
          <text:p text:style-name="P1"><text:span text:style-name="T2">Speech Acts</text:span></text:p>
          <text:p text:style-name="P1"><text:span text:style-name="T2">&amp; Actions</text:span></text:p>
          <text:p text:style-name="P1"><text:span text:style-name="T2">(Alternatives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101cm" svg:y1="14.5cm" svg:x2="11cm" svg:y2="11.1cm" draw:start-shape="id7" draw:start-glue-point="16" draw:end-shape="id3" draw:end-glue-point="5" svg:d="M14101 14500v-3400h-3101" svg:viewBox="0 0 3102 3401">
          <text:p/>
        </draw:connector>
        <draw:custom-shape draw:style-name="gr11" draw:text-style-name="P13" draw:layer="layout" svg:width="2.3cm" svg:height="0.9cm" svg:x="11.5cm" svg:y="11.8cm">
          <text:p text:style-name="P12"><text:span text:style-name="T7">Generation</text:span></text:p>
          <text:p text:style-name="P12"><text:span text:style-name="T7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5" draw:id="id5" draw:layer="layout" svg:width="8.3cm" svg:height="2.8cm" svg:x="13.3cm" svg:y="4.5cm">
          <draw:glue-point draw:id="4" svg:x="-2.951cm" svg:y="5cm"/>
          <draw:glue-point draw:id="5" svg:x="-1.746cm" svg:y="4.642cm"/>
          <draw:glue-point draw:id="6" svg:x="0.304cm" svg:y="5.003cm"/>
          <text:p text:style-name="P1">Reactive Rules for</text:p>
          <text:p text:style-name="P1">Dialogue Management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glue-point draw:id="4" svg:x="2.798cm" svg:y="-5cm"/>
          <draw:glue-point draw:id="5" svg:x="2.473cm" svg:y="-5cm"/>
          <draw:glue-point draw:id="6" svg:x="2.879cm" svg:y="-5cm"/>
          <draw:glue-point draw:id="7" svg:x="2.55cm" svg:y="-5cm"/>
          <draw:glue-point draw:id="8" svg:x="2.229cm" svg:y="-5cm"/>
          <draw:glue-point draw:id="9" svg:x="1.498cm" svg:y="-5cm"/>
          <draw:glue-point draw:id="10" svg:x="1.043cm" svg:y="-2.6cm" draw:align="center"/>
          <draw:glue-point draw:id="11" svg:x="0.361cm" svg:y="-5cm"/>
          <draw:glue-point draw:id="12" svg:x="0.93cm" svg:y="-5cm"/>
          <draw:glue-point draw:id="13" svg:x="0.442cm" svg:y="-5cm"/>
          <draw:glue-point draw:id="14" svg:x="0.767cm" svg:y="-5cm"/>
          <draw:glue-point draw:id="15" svg:x="0.199cm" svg:y="-5cm"/>
          <draw:glue-point draw:id="16" svg:x="-0.837cm" svg:y="-5.076cm"/>
          <draw:g>
            <draw:custom-shape draw:style-name="gr13" draw:text-style-name="P15" draw:layer="layout" svg:width="11.276cm" svg:height="0.96cm" svg:x="9.424cm" svg:y="14.5cm">
              <text:p text:style-name="P1"><text:span text:style-name="T2">General Reasoning Ru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5" draw:layer="layout" svg:width="11.276cm" svg:height="0.958cm" svg:x="9.424cm" svg:y="15.46cm">
              <text:p text:style-name="P1"><text:span text:style-name="T2">Extended Reasoning Servic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5" draw:layer="layout" svg:width="3.759cm" svg:height="1.919cm" svg:x="9.424cm" svg:y="17.569cm">
              <text:p text:style-name="P1"><text:span text:style-name="T2">Speech</text:span></text:p>
              <text:p text:style-name="P1"><text:span text:style-name="T2">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5" draw:layer="layout" svg:width="3.838cm" svg:height="1.919cm" svg:x="16.857cm" svg:y="17.569cm">
              <text:p text:style-name="P1"><text:span text:style-name="T2">Frames</text:span></text:p>
              <text:p text:style-name="P1"><text:span text:style-name="T2">(Ac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5" draw:layer="layout" svg:width="3.862cm" svg:height="1.919cm" svg:x="13.165cm" svg:y="17.569cm">
              <text:p text:style-name="P1"><text:span text:style-name="T2">Entities</text:span></text:p>
              <text:p text:style-name="P1"><text:span text:style-name="T2">Individuals</text:span></text:p>
              <text:p text:style-name="P1"><text:span text:style-name="T2">User Mo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6" draw:layer="layout" svg:width="11.276cm" svg:height="1.151cm" svg:x="9.424cm" svg:y="16.418cm">
              <text:p text:style-name="P1"><text:span text:style-name="T8">RDF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7" draw:layer="layout" svg:width="11.296cm" svg:height="4.987cm" svg:x="9.395cm" svg:y="14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24:26.096880711</meta:creation-date>
    <dc:date>2018-03-26T13:30:18.784171104</dc:date>
    <meta:editing-duration>PT28M6S</meta:editing-duration>
    <meta:editing-cycles>7</meta:editing-cycles>
    <meta:generator>LibreOffice/5.1.6.2$Linux_X86_64 LibreOffice_project/10m0$Build-2</meta:generator>
    <meta:document-statistic meta:object-count="29"/>
  </office:meta>
</office:document-meta>
</file>